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AssemblyContext.getApplication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newInstance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AssemblyContext.AppAssemblyContext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